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10000060D8EF3B13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igura">
      <style:paragraph-properties fo:text-align="center" style:justify-single-word="false"/>
    </style:style>
    <style:style style:name="P2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Standard"><draw:frame draw:style-name="fr1" draw:name="Marco1" text:anchor-type="paragraph" svg:x="0.004cm" svg:y="0.002cm" svg:width="17.572cm" style:rel-width="100%" svg:height="25.726cm" style:rel-height="scale-min" draw:z-index="0"><draw:text-box><text:p text:style-name="P1"><draw:frame draw:style-name="fr2" draw:name="gráficos1" text:anchor-type="paragraph" svg:x="0.004cm" svg:y="0.002cm" svg:width="17.572cm" style:rel-width="100%" svg:height="25.726cm" style:rel-height="scale" draw:z-index="1"><draw:image xlink:href="Pictures/10000000000004810000060D8EF3B13C.png" xlink:type="simple" xlink:show="embed" xlink:actuate="onLoad"/></draw:frame>Figura <text:sequence text:ref-name="refFigura0" text:name="Figura" text:formula="ooow:Figura+1" style:num-format="1">1</text:sequence>: Módulo de administració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23T00:10:18</meta:creation-date>
    <dc:date>2013-03-25T15:33:18</dc:date>
    <dc:creator>elena </dc:creator>
    <meta:editing-duration>P0D</meta:editing-duration>
    <meta:editing-cycles>3</meta:editing-cycles>
    <meta:generator>LibreOffice/3.5$Linux_x86 LibreOffice_project/350m1$Build-2</meta:generator>
    <meta:document-statistic meta:table-count="0" meta:image-count="1" meta:object-count="0" meta:page-count="1" meta:paragraph-count="2" meta:word-count="15" meta:character-count="119" meta:non-whitespace-character-count="105"/>
  </office:meta>
</office:document-meta>
</file>